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officeooo:paragraph-rsid="001bdd64"/>
    </style:style>
    <style:style style:name="P2" style:family="paragraph" style:parent-style-name="Standard">
      <loext:graphic-properties draw:fill="none"/>
      <style:paragraph-properties fo:margin-left="0.25in" fo:margin-right="0in" fo:margin-top="0.0398in" fo:margin-bottom="0.0398in" style:contextual-spacing="false" fo:line-height="115%" fo:text-indent="-0.25in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0.25in" fo:margin-right="0in" fo:margin-top="0.0398in" fo:margin-bottom="0.0398in" style:contextual-spacing="false" fo:line-height="115%" fo:text-indent="-0.25in" style:auto-text-indent="false" fo:background-color="transparent"/>
      <style:text-properties officeooo:paragraph-rsid="001d2b3d"/>
    </style:style>
    <style:style style:name="P4" style:family="paragraph" style:parent-style-name="Standard">
      <style:paragraph-properties fo:line-height="115%"/>
      <style:text-properties fo:font-size="12pt" fo:language="zxx" fo:country="none" officeooo:paragraph-rsid="00117490" style:font-size-asian="12pt" style:language-asian="zxx" style:country-asian="none" style:font-size-complex="12pt" style:language-complex="zxx" style:country-complex="none"/>
    </style:style>
    <style:style style:name="P5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15%" fo:text-indent="0in" style:auto-text-indent="false" fo:background-color="transparent"/>
      <style:text-properties fo:font-size="12pt" fo:language="zxx" fo:country="none" officeooo:paragraph-rsid="001d2b3d" style:font-size-asian="12pt" style:language-asian="zxx" style:country-asian="none" style:font-size-complex="12pt" style:language-complex="zxx" style:country-complex="none"/>
    </style:style>
    <style:style style:name="P6" style:family="paragraph" style:parent-style-name="Standard">
      <loext:graphic-properties draw:fill="none"/>
      <style:paragraph-properties fo:margin-left="0.25in" fo:margin-right="0in" fo:margin-top="0.0398in" fo:margin-bottom="0.0398in" style:contextual-spacing="false" fo:line-height="115%" fo:text-indent="-0.25in" style:auto-text-indent="false" fo:background-color="transparent"/>
      <style:text-properties fo:font-size="12pt" fo:language="zxx" fo:country="none" officeooo:rsid="001d2b3d" officeooo:paragraph-rsid="001d2b3d" style:font-size-asian="12pt" style:language-asian="zxx" style:country-asian="none" style:font-size-complex="12pt" style:language-complex="zxx" style:country-complex="none"/>
    </style:style>
    <style:style style:name="P7" style:family="paragraph" style:parent-style-name="Standard">
      <style:paragraph-properties fo:line-height="115%"/>
      <style:text-properties fo:font-size="12pt" fo:language="zxx" fo:country="none" fo:font-weight="bold" officeooo:rsid="001bdd64" officeooo:paragraph-rsid="001bdd6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8" style:family="paragraph" style:parent-style-name="Standard">
      <loext:graphic-properties draw:fill="none"/>
      <style:paragraph-properties fo:margin-left="0.25in" fo:margin-right="0in" fo:margin-top="0.0398in" fo:margin-bottom="0.0398in" style:contextual-spacing="false" fo:line-height="115%" fo:text-indent="-0.25in" style:auto-text-indent="false" fo:background-color="transparent"/>
      <style:text-properties fo:font-size="12pt" fo:language="zxx" fo:country="none" fo:font-weight="bold" officeooo:rsid="001d2b3d" officeooo:paragraph-rsid="001d2b3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9" style:family="paragraph" style:parent-style-name="Standard">
      <loext:graphic-properties draw:fill="none"/>
      <style:paragraph-properties fo:margin-left="0.25in" fo:margin-right="0in" fo:margin-top="0.0398in" fo:margin-bottom="0.0398in" style:contextual-spacing="false" fo:line-height="115%" fo:text-indent="-0.25in" style:auto-text-indent="false" fo:background-color="transparent"/>
      <style:text-properties fo:font-size="12pt" fo:language="zxx" fo:country="none" fo:font-weight="normal" officeooo:rsid="001d2b3d" officeooo:paragraph-rsid="001d2b3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>
      <loext:graphic-properties draw:fill="none"/>
      <style:paragraph-properties fo:margin-left="0.25in" fo:margin-right="0in" fo:margin-top="0.0398in" fo:margin-bottom="0.0398in" style:contextual-spacing="false" fo:line-height="115%" fo:text-indent="-0.25in" style:auto-text-indent="false" fo:background-color="transparent"/>
      <style:text-properties fo:language="zxx" fo:country="none" fo:font-weight="bold" officeooo:rsid="001d2b3d" officeooo:paragraph-rsid="001d2b3d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loext:graphic-properties draw:fill="none"/>
      <style:paragraph-properties fo:margin-left="0.25in" fo:margin-right="0in" fo:margin-top="0.0398in" fo:margin-bottom="0.0398in" style:contextual-spacing="false" fo:line-height="115%" fo:text-indent="-0.25in" style:auto-text-indent="false" fo:background-color="transparent"/>
      <style:text-properties fo:font-size="12pt" fo:language="zxx" fo:country="none" fo:font-weight="bold" officeooo:rsid="001d2b3d" officeooo:paragraph-rsid="001d2b3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Standard">
      <loext:graphic-properties draw:fill="none"/>
      <style:paragraph-properties fo:margin-left="0.25in" fo:margin-right="0in" fo:margin-top="0.0398in" fo:margin-bottom="0.0398in" style:contextual-spacing="false" fo:line-height="115%" fo:text-indent="-0.25in" style:auto-text-indent="false" fo:background-color="transparent"/>
      <style:text-properties fo:font-size="12pt" fo:language="zxx" fo:country="none" officeooo:paragraph-rsid="00117490" style:font-size-asian="12pt" style:language-asian="zxx" style:country-asian="none" style:font-size-complex="12pt" style:language-complex="zxx" style:country-complex="none"/>
    </style:style>
    <style:style style:name="P13" style:family="paragraph" style:parent-style-name="Standard" style:master-page-name="">
      <loext:graphic-properties draw:fill="none"/>
      <style:paragraph-properties fo:margin-left="0.25in" fo:margin-right="0in" fo:margin-top="0.0398in" fo:margin-bottom="0.0398in" style:contextual-spacing="false" fo:line-height="115%" fo:text-indent="-0.25in" style:auto-text-indent="false" style:page-number="auto" fo:background-color="transparent"/>
      <style:text-properties fo:font-size="12pt" fo:language="zxx" fo:country="none" officeooo:paragraph-rsid="00117490" style:font-size-asian="12pt" style:language-asian="zxx" style:country-asian="none" style:font-size-complex="12pt" style:language-complex="zxx" style:country-complex="none"/>
    </style:style>
    <style:style style:name="T1" style:family="text">
      <style:text-properties fo:font-style="italic"/>
    </style:style>
    <style:style style:name="T2" style:family="text">
      <style:text-properties fo:font-size="12pt" fo:language="zxx" fo:country="none" fo:font-weight="bold" officeooo:rsid="001bdd6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3" style:family="text">
      <style:text-properties fo:font-size="12pt" fo:language="zxx" fo:country="none" fo:font-weight="bold" officeooo:rsid="001d2b3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4" style:family="text">
      <style:text-properties fo:font-size="12pt" fo:language="zxx" fo:country="none" fo:font-weight="bold" officeooo:rsid="00200663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language="zxx" fo:country="none" fo:font-style="italic" style:language-asian="zxx" style:country-asian="none" style:language-complex="zxx" style:country-complex="none"/>
    </style:style>
    <style:style style:name="T7" style:family="text">
      <style:text-properties officeooo:rsid="002006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1"><text:span text:style-name="T3">B</text:span><text:span text:style-name="T2">asic bibliography </text:span><text:span text:style-name="T4">on</text:span><text:span text:style-name="T2"> scholarly digital editions</text:span></text:p>
      <text:p text:style-name="P4"/>
      <text:p text:style-name="P4"/>
      <text:p text:style-name="P5">Pierazzo, Elena. 2015. <text:span text:style-name="T1">Digital Scholarly Editing: Theories, Models and Methods</text:span>. Ashgate.</text:p>
      <text:p text:style-name="P9"/>
      <text:p text:style-name="P10">Catalogues</text:p>
      <text:p text:style-name="P3"><text:span text:style-name="T5">Franzini, Greta, P. Andorfer, and K. Zaytseva. n.d. “Catalogue of Digital Editions: The Web Application.” </text:span><text:a xlink:type="simple" xlink:href="https://doi.org/10.5281/zenodo.1250796" text:style-name="Internet_20_link" text:visited-style-name="Visited_20_Internet_20_Link"><text:span text:style-name="T5">https://doi.org/10.5281/zenodo.1250796</text:span></text:a><text:span text:style-name="T5">.</text:span></text:p>
      <text:p text:style-name="P3"><text:span text:style-name="T5">Sahle, Patrick, with Georg Vogeler (contributions 1998ff), Jana Klinger (catalog entries 2019ff), Stephan Makowski (technical system 2020ff) and Nadine Sutor (various support 2020ff). n.d. “A Catalog of: Digital Scholarly Editions.” </text:span><text:a xlink:type="simple" xlink:href="https://www.digitale-edition.de/" text:style-name="Internet_20_link" text:visited-style-name="Visited_20_Internet_20_Link"><text:span text:style-name="T5">https://www.digitale-edition.de</text:span></text:a><text:span text:style-name="T5">.</text:span></text:p>
      <text:p text:style-name="P10">Criteria for reviewing</text:p>
      <text:p text:style-name="P3"><text:span text:style-name="T5">Sahle, Patrick, in collaboration with Georg Vogeler and the members of the IDE. 2014. “Criteria for Reviewing Scholarly Digital Editions.” </text:span><text:a xlink:type="simple" xlink:href="https://www.i-d-e.de/publikationen/weitereschriften/criteria-version-1-1/" text:style-name="Internet_20_link" text:visited-style-name="Visited_20_Internet_20_Link"><text:span text:style-name="T5">https://www.i-d-e.de/publikationen/weitereschriften/criteria-version-1-1/</text:span></text:a><text:span text:style-name="T5">.</text:span></text:p>
      <text:p text:style-name="P8">Collective work<text:span text:style-name="T7">s</text:span></text:p>
      <text:p text:style-name="P13">Pierazzo, Elena, and Matthew James Driscoll, eds. 2016. <text:span text:style-name="T1">Digital Scholarly Editing: Theories and Practices</text:span>. Open Book Publishers. <text:a xlink:type="simple" xlink:href="https://doi.org/10.11647/OBP.0095" text:style-name="Internet_20_link" text:visited-style-name="Visited_20_Internet_20_Link">https://doi.org/10.11647/OBP.0095</text:a>.</text:p>
      <text:p text:style-name="P12">Apollon, Daniel, Claire Belisle, and Philippe Régnier. 2014. <text:span text:style-name="T1">Digital Critical Editions</text:span>. Urbana: University of Illinois Press.</text:p>
      <text:p text:style-name="P8">About TEI</text:p>
      <text:p text:style-name="P2"><text:span text:style-name="T5">Burnard, Lou. 2014. </text:span><text:span text:style-name="T6">What Is the Text Encoding Initiative? : How to Add Intelligent Markup to Digital Resources</text:span><text:span text:style-name="T5">. Encyclopédie Numérique. Marseille: OpenEdition Press. </text:span><text:a xlink:type="simple" xlink:href="http://books.openedition.org/oep/426" text:style-name="Internet_20_link" text:visited-style-name="Visited_20_Internet_20_Link"><text:span text:style-name="T5">http://books.openedition.org/oep/426</text:span></text:a><text:span text:style-name="T5">.</text:span></text:p>
      <text:p text:style-name="P8">On modelling (important for any DH activity)</text:p>
      <text:p text:style-name="P3"><text:span text:style-name="T5">McCarty, Willard. 2004. “Modeling: A Study in Words and Meanings.” In </text:span><text:span text:style-name="T6">A Companion to Digital Humanities</text:span><text:span text:style-name="T5">, edited by Susan Schreibman, Ray Siemens, and John Unsworth. Oxford: Blackwell. </text:span><text:a xlink:type="simple" xlink:href="http://www.digitalhumanities.org/companion/" text:style-name="Internet_20_link" text:visited-style-name="Visited_20_Internet_20_Link"><text:span text:style-name="T5">http://www.digitalhumanities.org/companion/</text:span></text:a><text:span text:style-name="T5">.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4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22T12:51:41.564026706</meta:creation-date>
    <dc:date>2022-11-25T10:46:29.093826845</dc:date>
    <meta:editing-duration>PT1H9M51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86" meta:character-count="1579" meta:non-whitespace-character-count="1407"/>
  </office:meta>
</office:document-meta>
</file>